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6cm" style:rel-column-width="1948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73cm" style:rel-column-width="1912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1cm" style:rel-column-width="7694*"/>
    </style:style>
    <style:style style:name="Table2.B" style:family="table-column">
      <style:table-column-properties style:column-width="3.371cm" style:rel-column-width="1911*"/>
    </style:style>
    <style:style style:name="Table2.A1" style:family="table-cell">
      <style:table-cell-properties fo:border-bottom="none" fo:border-right="0.002cm solid #0047ff" fo:padding="0.097cm" fo:border-left="0.002cm solid #000000" fo:border-top="none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1c3e08&gt;

#&lt;Customer:0xb61c3e08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Table_20_Contents"/>
          </table:table-cell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9:38</dc:date>
    <meta:editing-cycles>278</meta:editing-cycles>
    <meta:editing-duration>PT11H13M1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5" meta:word-count="94" meta:character-count="916"/>
  </office:meta>
</office:document-meta>
</file>